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73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73.2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72.8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72.4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72.1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71.8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71.5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69.7 </text:p>
          </table:table-cell>
          <table:table-cell office:value-type="string" calcext:value-type="string">
            <text:p>2.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81.5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81.0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80.5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80.1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79.7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79.4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79.1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78.8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78.3 </text:p>
          </table:table-cell>
          <table:table-cell table:style-name="ce5"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88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88.3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87.8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87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86.9</text:p>
          </table:table-cell>
          <table:table-cell office:value-type="string" calcext:value-type="string">
            <text:p>9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3T15:23:46.043233656</meta:creation-date>
    <dc:date>2022-01-23T15:25:05.191957286</dc:date>
    <meta:editing-duration>PT1M18S</meta:editing-duration>
    <meta:editing-cycles>4</meta:editing-cycles>
    <meta:generator>LibreOffice/6.4.7.2$Linux_X86_64 LibreOffice_project/40$Build-2</meta:generator>
    <meta:document-statistic meta:table-count="1" meta:cell-count="246" meta:object-count="0"/>
  </office:meta>
</office:document-meta>
</file>